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</style:style>
    <style:style style:name="P2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3.5pt" style:font-name-asian="Courier New2" style:font-size-asian="13.5pt" style:font-name-complex="Courier New2" style:font-size-complex="13.5pt"/>
    </style:style>
    <style:style style:name="P3" style:family="paragraph" style:parent-style-name="Standard">
      <loext:graphic-properties draw:fill="solid" draw:fill-color="#ffffff"/>
      <style:paragraph-properties fo:margin-top="0cm" fo:margin-bottom="0.494cm" loext:contextual-spacing="false" fo:line-height="100%" fo:background-color="#ffffff"/>
      <style:text-properties style:font-name="Times New Roman" fo:font-size="13.5pt" style:font-name-asian="Times New Roman1" style:font-size-asian="13.5pt" style:font-name-complex="Times New Roman1" style:font-size-complex="13.5pt"/>
    </style:style>
    <style:style style:name="P4" style:family="paragraph" style:parent-style-name="Standard">
      <loext:graphic-properties draw:fill="solid" draw:fill-color="#ffffff"/>
      <style:paragraph-properties fo:margin-top="0cm" fo:margin-bottom="0.212cm" loext:contextual-spacing="false" fo:line-height="100%" fo:text-align="center" style:justify-single-word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5" style:family="paragraph" style:parent-style-name="Standard" style:master-page-name="Standard">
      <loext:graphic-properties draw:fill="solid" draw:fill-color="#ffffff"/>
      <style:paragraph-properties fo:margin-left="0cm" fo:margin-right="0cm" fo:margin-top="0cm" fo:margin-bottom="0.688cm" loext:contextual-spacing="false" fo:line-height="100%" fo:text-indent="0cm" style:auto-text-indent="false" style:page-number="1" fo:background-color="#ffffff"/>
      <style:text-properties fo:color="#000000" style:font-name="Times New Roman" fo:font-size="13.5pt" fo:font-weight="bold" style:font-name-asian="Times New Roman1" style:font-size-asian="13.5pt" style:font-weight-asian="bold" style:font-name-complex="Times New Roman1" style:font-size-complex="13.5pt"/>
    </style:style>
    <style:style style:name="P6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fo:color="#000000" style:font-name="Times New Roman" fo:font-size="13.5pt" fo:font-weight="bold" style:font-name-asian="Times New Roman1" style:font-size-asian="13.5pt" style:font-weight-asian="bold" style:font-name-complex="Times New Roman1" style:font-size-complex="13.5pt"/>
    </style:style>
    <style:style style:name="P7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8" style:family="paragraph" style:parent-style-name="Standard">
      <style:text-properties fo:font-weight="bold" style:font-weight-asian="bold"/>
    </style:style>
    <style:style style:name="P9" style:family="paragraph" style:parent-style-name="Standard" style:list-style-name="WWNum6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</style:style>
    <style:style style:name="P10" style:family="paragraph" style:parent-style-name="Standard" style:list-style-name="WWNum7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1" style:family="paragraph" style:parent-style-name="Standard" style:list-style-name="WWNum8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2" style:family="paragraph" style:parent-style-name="Standard" style:list-style-name="WWNum1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3" style:family="paragraph" style:parent-style-name="Standard" style:list-style-name="WWNum2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4" style:family="paragraph" style:parent-style-name="Standard" style:list-style-name="WWNum3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5" style:family="paragraph" style:parent-style-name="Standard" style:list-style-name="WWNum4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6" style:family="paragraph" style:parent-style-name="Standard" style:list-style-name="WWNum5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7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18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9" style:family="paragraph" style:parent-style-name="Standard" style:list-style-name="WWNum8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0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1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2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3" style:family="paragraph" style:parent-style-name="Standard" style:list-style-name="WWNum4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4" style:family="paragraph" style:parent-style-name="Standard" style:list-style-name="WWNum5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5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cm" loext:contextual-spacing="false" fo:line-height="100%" fo:text-align="start" style:justify-single-word="false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6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7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8" style:family="paragraph" style:parent-style-name="Standard" style:list-style-name="WWNum8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9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0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1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2" style:family="paragraph" style:parent-style-name="Standard" style:list-style-name="WWNum4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3" style:family="paragraph" style:parent-style-name="Standard" style:list-style-name="WWNum5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4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3.5pt" style:font-name-asian="Courier New2" style:font-size-asian="13.5pt" style:font-name-complex="Courier New2" style:font-size-complex="13.5pt"/>
    </style:style>
    <style:style style:name="P3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3.5pt" fo:background-color="#fff200" style:font-name-asian="Courier New2" style:font-size-asian="13.5pt" style:font-name-complex="Courier New2" style:font-size-complex="13.5pt"/>
    </style:style>
    <style:style style:name="T1" style:family="text">
      <style:text-properties fo:color="#000000" style:font-name="Times New Roman" fo:font-size="13.5pt" fo:font-weight="bold" style:font-name-asian="Times New Roman1" style:font-size-asian="13.5pt" style:font-weight-asian="bold" style:font-name-complex="Times New Roman1" style:font-size-complex="13.5pt"/>
    </style:style>
    <style:style style:name="T2" style:family="text"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T3" style:family="text">
      <style:text-properties fo:color="#000000" style:font-name="Times New Roman" fo:font-size="13.5pt" fo:background-color="#fff200" loext:char-shading-value="0" style:font-name-asian="Times New Roman1" style:font-size-asian="13.5pt" style:font-name-complex="Times New Roman1" style:font-size-complex="13.5pt"/>
    </style:style>
    <style:style style:name="T4" style:family="text">
      <style:text-properties style:font-name="Times New Roman" fo:font-size="13.5pt" style:font-name-asian="Times New Roman1" style:font-size-asian="13.5pt" style:font-name-complex="Times New Roman1" style:font-size-complex="13.5pt"/>
    </style:style>
    <style:style style:name="T5" style:family="text">
      <style:text-properties fo:background-color="#fff200" loext:char-shading-value="0"/>
    </style:style>
    <style:style style:name="T6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gjdgxs"/>Core Java: Part 1</text:p>
      <text:p text:style-name="P6">Which of the following are keywords in Java programming language</text:p>
      <text:list xml:id="list457006055" text:style-name="WWNum6">
        <text:list-item>
          <text:p text:style-name="P9"><text:span text:style-name="T4">..</text:span><text:span text:style-name="T2">a) </text:span><text:span text:style-name="T3">public</text:span></text:p>
        </text:list-item>
        <text:list-item>
          <text:p text:style-name="P17"><text:span text:style-name="T4">..</text:span><text:span text:style-name="T2">b) </text:span><text:span text:style-name="T3">static</text:span></text:p>
        </text:list-item>
        <text:list-item>
          <text:p text:style-name="P17"><text:span text:style-name="T4">..</text:span><text:span text:style-name="T2">c) </text:span><text:span text:style-name="T3">void</text:span></text:p>
        </text:list-item>
        <text:list-item>
          <text:p text:style-name="P17"><text:span text:style-name="T4">...</text:span><text:span text:style-name="T2">d) main</text:span></text:p>
        </text:list-item>
        <text:list-item>
          <text:p text:style-name="P26">e) scope</text:p>
        </text:list-item>
      </text:list>
      <text:p text:style-name="P6">Consider the code</text:p>
      <text:p text:style-name="P2">private static void printTotal(int i, int j) {</text:p>
      <text:p text:style-name="P2">int sum = i + j;</text:p>
      <text:p text:style-name="P2">System.out.println("This program performs addition " +</text:p>
      <text:p text:style-name="P2">"using two numbers supplied.");</text:p>
      <text:p text:style-name="P2">System.out.println("The two numbers and the sum: " +</text:p>
      <text:p text:style-name="P2">i + " + " + j + " = " + sum);</text:p>
      <text:p text:style-name="P2">}</text:p>
      <text:p text:style-name="P7">In the above code which of the following define local variables:</text:p>
      <text:list xml:id="list3665422704" text:style-name="WWNum7">
        <text:list-item>
          <text:p text:style-name="P10">a) i, j only.</text:p>
        </text:list-item>
        <text:list-item>
          <text:p text:style-name="P18">b) sum only.</text:p>
        </text:list-item>
        <text:list-item>
          <text:p text:style-name="P18">c) <text:span text:style-name="T6">i, j and sum</text:span>.</text:p>
        </text:list-item>
        <text:list-item>
          <text:p text:style-name="P27">d) There are no local variables.</text:p>
        </text:list-item>
      </text:list>
      <text:p text:style-name="P6">Which of the following are correct regarding Java variables</text:p>
      <text:list xml:id="list3435057165" text:style-name="WWNum8">
        <text:list-item>
          <text:p text:style-name="P11">a) The default value for boolean variable is: true.</text:p>
        </text:list-item>
        <text:list-item>
          <text:p text:style-name="P19">b) A literal and a variable are the same.</text:p>
        </text:list-item>
        <text:list-item>
          <text:p text:style-name="P19">c) <text:span text:style-name="T6">This is a valid variable declaration: int _52 = 52;</text:span></text:p>
        </text:list-item>
        <text:list-item>
          <text:p text:style-name="P28">d) This is a valid instance variable declaration: int i, j = 10;</text:p>
        </text:list-item>
      </text:list>
      <text:p text:style-name="P3"/>
      <text:p text:style-name="P6">Consider the code:</text:p>
      <text:p text:style-name="P2">// This program prints text and an integer number.</text:p>
      <text:p text:style-name="P2">public class YearPrinter {</text:p>
      <text:p text:style-name="P2">public static void main(String [] args) {</text:p>
      <text:p text:style-name="P2">int year= 2013;</text:p>
      <text:p text:style-name="P2">System.out.println("This year is: " + year);</text:p>
      <text:p text:style-name="P2">}</text:p>
      <text:p text:style-name="P2"><text:soft-page-break/>}</text:p>
      <text:p text:style-name="P7">Which of the following are correct of the above code:</text:p>
      <text:list xml:id="list419631684" text:style-name="WWNum1">
        <text:list-item>
          <text:p text:style-name="P12">a) <text:span text:style-name="T6">“year” is a numeric variable.</text:span></text:p>
        </text:list-item>
        <text:list-item>
          <text:p text:style-name="P20">b) <text:span text:style-name="T6">‘System.out.println(“This year is: ” + year);’ is a statement.</text:span></text:p>
        </text:list-item>
        <text:list-item>
          <text:p text:style-name="P25">c) <text:span text:style-name="T6">“YearPrinter” is the name of a class.</text:span></text:p>
        </text:list-item>
        <text:list-item>
          <text:p text:style-name="P20">d) <text:span text:style-name="T6">“main” is the name of a method.</text:span></text:p>
        </text:list-item>
        <text:list-item>
          <text:p text:style-name="P29">e) “//” is used to write a comment within a class.</text:p>
        </text:list-item>
      </text:list>
      <text:p text:style-name="P1"><text:span text:style-name="T1">Q 5 :</text:span><text:span text:style-name="T2"> </text:span><text:span text:style-name="T1">Which of the following code snippets correctly show statement “blocks”</text:span></text:p>
      <text:p text:style-name="P7">a.</text:p>
      <text:p text:style-name="P35">public int calculate(int a, int b) {</text:p>
      <text:p text:style-name="P35">int c = a + b;</text:p>
      <text:p text:style-name="P35">System.out.println("a+b = " + c);</text:p>
      <text:p text:style-name="P35">return c;</text:p>
      <text:p text:style-name="P35">}</text:p>
      <text:p text:style-name="P7">b.</text:p>
      <text:p text:style-name="P2">String a = "Java";</text:p>
      <text:p text:style-name="P2">String b = "programming";</text:p>
      <text:p text:style-name="P2">String c = "Java programming";</text:p>
      <text:p text:style-name="P2">if (c.equals(a + b)) {</text:p>
      <text:p text:style-name="P2">System.out.println("Java programming"); // prints Java programming</text:p>
      <text:p text:style-name="P2">}</text:p>
      <text:p text:style-name="P7">c.</text:p>
      <text:p text:style-name="P35">{</text:p>
      <text:p text:style-name="P35">Object object = null;</text:p>
      <text:p text:style-name="P35">}</text:p>
      <text:p text:style-name="P7">d.</text:p>
      <text:p text:style-name="P2">Integer i = null;</text:p>
      <text:p text:style-name="P2">try {</text:p>
      <text:p text:style-name="P2">i = new Integer("56");</text:p>
      <text:p text:style-name="P2">}</text:p>
      <text:p text:style-name="P2">catch(NumberFormatException nfe) {</text:p>
      <text:p text:style-name="P2">nfe.printStackTrace();</text:p>
      <text:p text:style-name="P2">}</text:p>
      <text:p text:style-name="P6">To create a Java application which of the following are required</text:p>
      <text:list xml:id="list3306447691" text:style-name="WWNum2">
        <text:list-item>
          <text:p text:style-name="P13"><text:soft-page-break/>a) <text:span text:style-name="T6">A source code file.</text:span></text:p>
        </text:list-item>
        <text:list-item>
          <text:p text:style-name="P21">b) <text:span text:style-name="T6">Java programming language compiler.</text:span></text:p>
        </text:list-item>
        <text:list-item>
          <text:p text:style-name="P21">c) <text:span text:style-name="T6">A text editor or an IDE.</text:span></text:p>
        </text:list-item>
        <text:list-item>
          <text:p text:style-name="P30">d) The Java application launcher.</text:p>
        </text:list-item>
      </text:list>
      <text:p text:style-name="P6">Consider the code</text:p>
      <text:p text:style-name="P2">public class YearPrinter {</text:p>
      <text:p text:style-name="P2">public static void main(String [] args) {</text:p>
      <text:p text:style-name="P2">new YearPrinter().printIt();</text:p>
      <text:p text:style-name="P2">}</text:p>
      <text:p text:style-name="P2">private void printIt() {</text:p>
      <text:p text:style-name="P2">int year= 2013;</text:p>
      <text:p text:style-name="P2">System.out.println("This year is: " + year);</text:p>
      <text:p text:style-name="P2">}</text:p>
      <text:p text:style-name="P2"/>
      <text:p text:style-name="P2">}</text:p>
      <text:p text:style-name="P7">Which one of the following is correct after the above is compiled and run:</text:p>
      <text:list xml:id="list757093536" text:style-name="WWNum3">
        <text:list-item>
          <text:p text:style-name="P14">a) There is a compile time error.</text:p>
        </text:list-item>
        <text:list-item>
          <text:p text:style-name="P22">b) <text:span text:style-name="T6">The program prints “The year is: 2013”.</text:span></text:p>
        </text:list-item>
        <text:list-item>
          <text:p text:style-name="P31">c) There is a runtime error.</text:p>
        </text:list-item>
      </text:list>
      <text:p text:style-name="P6">Consider the code</text:p>
      <text:p text:style-name="P2">package mypackage;</text:p>
      <text:p text:style-name="P2"/>
      <text:p text:style-name="P2">public class ClassA {</text:p>
      <text:p text:style-name="P2">public static void main(String [] args) {</text:p>
      <text:p text:style-name="P2">new ClassA().doThis();</text:p>
      <text:p text:style-name="P2">}</text:p>
      <text:p text:style-name="P2">public void doThis() {</text:p>
      <text:p text:style-name="P2">System.out.println("Running the ClassA class.");</text:p>
      <text:p text:style-name="P2">}</text:p>
      <text:p text:style-name="P2">}</text:p>
      <text:p text:style-name="P7">Assume that the ClassA.java is in the current directory. And, all the Java commands are run from the current directory. Which of the following are correct:</text:p>
      <text:p text:style-name="P4"/>
      <text:list xml:id="list608593539" text:style-name="WWNum4">
        <text:list-item>
          <text:p text:style-name="P15">a) <text:span text:style-name="T6">The command “javac -d . ClassA.java” at command prompt creates a directory called mypackage, and ClassA.class file within that directory.</text:span></text:p>
        </text:list-item>
        <text:list-item>
          <text:p text:style-name="P23">b) The above class can be run at the command prompt using the command “java mypackage.ClassA”.</text:p>
        </text:list-item>
        <text:list-item>
          <text:p text:style-name="P23"><text:soft-page-break/>c) The above class can be run at the command prompt using the command “java ClassA”.</text:p>
        </text:list-item>
        <text:list-item>
          <text:p text:style-name="P32">d) The above class can be run at the command prompt using the command “java ClassA.class”.</text:p>
        </text:list-item>
      </text:list>
      <text:p text:style-name="P6">The package and import statements must be specified before a class definition within a class file</text:p>
      <text:p text:style-name="P7"><text:span text:style-name="T6">True</text:span> or false:</text:p>
      <text:p text:style-name="P6">Consider the following two Java classes</text:p>
      <text:p text:style-name="P2">ProgramA.java:</text:p>
      <text:p text:style-name="P2"/>
      <text:p text:style-name="P2">import java.util.ArrayList;</text:p>
      <text:p text:style-name="P2">public class ProgramA {</text:p>
      <text:p text:style-name="P2"/>
      <text:p text:style-name="P2">public static void main (String [] rrr) {</text:p>
      <text:p text:style-name="P2">ArrayList&lt;String&gt; list1 = new ArrayList&lt;String&gt;();</text:p>
      <text:p text:style-name="P2">list1.add("element 1");</text:p>
      <text:p text:style-name="P2">System.out.println("An element is added to the array list.");</text:p>
      <text:p text:style-name="P2">}</text:p>
      <text:p text:style-name="P2">}</text:p>
      <text:p text:style-name="P2"/>
      <text:p text:style-name="P2">ProgramB.java:</text:p>
      <text:p text:style-name="P2"/>
      <text:p text:style-name="P2">public class ProgramB {</text:p>
      <text:p text:style-name="P2"/>
      <text:p text:style-name="P2">public static void main (String [] args) {</text:p>
      <text:p text:style-name="P2">java.util.ArrayList&lt;String&gt; list = new java.util.ArrayList&lt;String&gt;();</text:p>
      <text:p text:style-name="P2">list.add("element 1");</text:p>
      <text:p text:style-name="P2">System.out.println("An element is added to the array list.");</text:p>
      <text:p text:style-name="P2">}</text:p>
      <text:p text:style-name="P2">}</text:p>
      <text:p text:style-name="P7">Which of the following are correct of the above two classes:</text:p>
      <text:list xml:id="list2981839370" text:style-name="WWNum5">
        <text:list-item>
          <text:p text:style-name="P16">a) <text:span text:style-name="T6">Both ProgramA and ProgramB compile, run and print “An element is added to the arraylist .”.</text:span></text:p>
        </text:list-item>
        <text:list-item>
          <text:p text:style-name="P24">b) Only ProgramA compiles, runs and prints “An element is added to the arraylist .”.</text:p>
        </text:list-item>
        <text:list-item>
          <text:p text:style-name="P24">c) Only ProgramB compiles, runs and print “An element is added to the <text:soft-page-break/>arraylist .”.</text:p>
        </text:list-item>
        <text:list-item>
          <text:p text:style-name="P33">d) Both ProgramA and ProgramB fail to compile and run.</text:p>
        </text:list-item>
      </text:list>
      <text:p text:style-name="Standard"/>
      <text:p text:style-name="Standard"/>
      <text:p text:style-name="Standard"/>
      <text:p text:style-name="P8">Which of the following is not introduced with Java 8?</text:p>
      <text:p text:style-name="Standard">a) Stream API</text:p>
      <text:p text:style-name="Standard">b) <text:span text:style-name="T6">Serialization</text:span></text:p>
      <text:p text:style-name="Standard">c) Spliterator</text:p>
      <text:p text:style-name="Standard">d) Lambda Expression</text:p>
      <text:p text:style-name="Standard"/>
      <text:p text:style-name="Standard"/>
      <text:p text:style-name="P8">What is the purpose of BooleanSupplier function interface?</text:p>
      <text:p text:style-name="Standard">a) <text:span text:style-name="T6">represents supplier of Boolean-valued results</text:span></text:p>
      <text:p text:style-name="Standard">b) returns Boolean-valued result</text:p>
      <text:p text:style-name="Standard">c) There is no such function interface</text:p>
      <text:p text:style-name="Standard">d) returns null if Boolean is passed as argument</text:p>
      <text:p text:style-name="Standard"/>
      <text:p text:style-name="P8">What is the return type of lambda expression?</text:p>
      <text:p text:style-name="Standard">a) String</text:p>
      <text:p text:style-name="Standard">b) Object</text:p>
      <text:p text:style-name="Standard">c) void</text:p>
      <text:p text:style-name="Standard">d) <text:span text:style-name="T6">Function</text:span></text:p>
      <text:p text:style-name="Standard"/>
      <text:p text:style-name="P8">Which is the new method introduced in java 8 to iterate over a collection?</text:p>
      <text:p text:style-name="Standard">a) for (String i : StringList)</text:p>
      <text:p text:style-name="Standard">b) foreach (String i : StringList)</text:p>
      <text:p text:style-name="Standard">c) <text:span text:style-name="T6">StringList.forEach()</text:span></text:p>
      <text:p text:style-name="Standard">d) List.for()</text:p>
      <text:p text:style-name="Standard"/>
      <text:p text:style-name="P8">What are the two types of Streams offered by java 8?</text:p>
      <text:p text:style-name="Standard"><text:soft-page-break/>a) <text:span text:style-name="T6">sequential and parallel</text:span></text:p>
      <text:p text:style-name="Standard">b) sequential and random</text:p>
      <text:p text:style-name="Standard">c) parallel and random</text:p>
      <text:p text:style-name="Standard">d) random and synchronized</text:p>
      <text:p text:style-name="Standard"/>
      <text:p text:style-name="Standard"/>
      <text:p text:style-name="P8">Which feature of java 8 enables us to create a work stealing thread pool using all available processors at its target?</text:p>
      <text:p text:style-name="Standard">a) workPool</text:p>
      <text:p text:style-name="Standard">b) <text:span text:style-name="T6">newWorkStealingPool</text:span></text:p>
      <text:p text:style-name="Standard">c) threadPool</text:p>
      <text:p text:style-name="Standard">d) workThreadPool</text:p>
      <text:p text:style-name="Standard"/>
      <text:p text:style-name="P8">What does Files.lines(Path path) do?</text:p>
      <text:p text:style-name="Standard">a) It reads all the files at the path specified as a String</text:p>
      <text:p text:style-name="Standard">b)<text:span text:style-name="T6"> It reads all the lines from a file as a Stream</text:span></text:p>
      <text:p text:style-name="Standard">c) It reads the filenames at the path specified</text:p>
      <text:p text:style-name="Standard">d) It counts the number of lines for files at the path specified</text:p>
      <text:p text:style-name="Standard"/>
      <text:p text:style-name="P8">What is Optional object used for?</text:p>
      <text:p text:style-name="Standard">a) Optional is used for optional runtime argument</text:p>
      <text:p text:style-name="Standard">b) Optional is used for optional spring profile</text:p>
      <text:p text:style-name="Standard">c) <text:span text:style-name="T6">Optional is used to represent null with absent value</text:span></text:p>
      <text:p text:style-name="Standard">d) Optional means it’s not mandatory for method to return object</text:p>
      <text:p text:style-name="Standard"/>
      <text:p text:style-name="P8">What is the substitute of Rhino javascript engine in Java 8?</text:p>
      <text:p text:style-name="Standard">a) <text:span text:style-name="T6">Nashorn</text:span></text:p>
      <text:p text:style-name="Standard">b) V8</text:p>
      <text:p text:style-name="Standard">c) Inscript</text:p>
      <text:p text:style-name="Standard">d) Narcissus</text:p>
      <text:p text:style-name="Standard"/>
      <text:p text:style-name="P8">What does SAM stand for in the context of Functional Interface?</text:p>
      <text:p text:style-name="Standard"><text:soft-page-break/>a) Single Ambivalue Method</text:p>
      <text:p text:style-name="Standard">b) <text:span text:style-name="T6">Single Abstract Method</text:span></text:p>
      <text:p text:style-name="Standard">c) Simple Active Markup</text:p>
      <text:p text:style-name="Standard">d) Simple Abstract Marku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" style:display-name="ListLabel 2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" style:display-name="ListLabel 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" style:display-name="ListLabel 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" style:display-name="ListLabel 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" style:display-name="ListLabel 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" style:display-name="ListLabel 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8" style:display-name="ListLabel 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9" style:display-name="ListLabel 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0" style:display-name="ListLabel 1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2" style:display-name="ListLabel 1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3" style:display-name="ListLabel 1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4" style:display-name="ListLabel 1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5" style:display-name="ListLabel 1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6" style:display-name="ListLabel 1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7" style:display-name="ListLabel 1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8" style:display-name="ListLabel 1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9" style:display-name="ListLabel 1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9" style:display-name="ListLabel 29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0" style:display-name="ListLabel 3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1" style:display-name="ListLabel 3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2" style:display-name="ListLabel 3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3" style:display-name="ListLabel 3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4" style:display-name="ListLabel 3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5" style:display-name="ListLabel 3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6" style:display-name="ListLabel 3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7" style:display-name="ListLabel 3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8" style:display-name="ListLabel 38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9" style:display-name="ListLabel 3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0" style:display-name="ListLabel 4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1" style:display-name="ListLabel 4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2" style:display-name="ListLabel 4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3" style:display-name="ListLabel 4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4" style:display-name="ListLabel 4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5" style:display-name="ListLabel 4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6" style:display-name="ListLabel 4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7" style:display-name="ListLabel 47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48" style:display-name="ListLabel 4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9" style:display-name="ListLabel 4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0" style:display-name="ListLabel 5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1" style:display-name="ListLabel 5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2" style:display-name="ListLabel 5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3" style:display-name="ListLabel 5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4" style:display-name="ListLabel 5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5" style:display-name="ListLabel 5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13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14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16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17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22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23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25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26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31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3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34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35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0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4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43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44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9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0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52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53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58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61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62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67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68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0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71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7-15T17:43:07.954807106</dc:date>
    <meta:editing-duration>PT5M45S</meta:editing-duration>
    <meta:editing-cycles>1</meta:editing-cycles>
    <meta:document-statistic meta:table-count="0" meta:image-count="0" meta:object-count="0" meta:page-count="7" meta:paragraph-count="174" meta:word-count="1034" meta:character-count="5751" meta:non-whitespace-character-count="4924"/>
  </office:meta>
</office:document-meta>
</file>